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d52" officeooo:paragraph-rsid="00059d52"/>
    </style:style>
    <style:style style:name="T1" style:family="text">
      <style:text-properties officeooo:rsid="0005a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oco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51:27.943252502</meta:creation-date>
    <dc:date>2017-01-19T15:00:08.516250434</dc:date>
    <meta:editing-duration>PT2M54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